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2.11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326.21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Anime Name</text:p>
          </table:table-cell>
          <table:table-cell table:style-name="ce1" office:value-type="string" calcext:value-type="string">
            <text:p>Song Type</text:p>
          </table:table-cell>
          <table:table-cell table:style-name="ce1" office:value-type="string" calcext:value-type="string">
            <text:p>Song Info</text:p>
          </table:table-cell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ruisKawaii</text:p>
          </table:table-cell>
          <table:table-cell table:style-name="ce1" office:value-type="string" calcext:value-type="string">
            <text:p>Kiki</text:p>
          </table:table-cell>
          <table:table-cell table:style-name="ce1" office:value-type="string" calcext:value-type="string">
            <text:p>Zozo</text:p>
          </table:table-cell>
          <table:table-cell table:style-name="ce1" office:value-type="string" calcext:value-type="string">
            <text:p>kar72</text:p>
          </table:table-cell>
          <table:table-cell table:style-name="ce8" office:value-type="string" calcext:value-type="string">
            <text:p>ShiroKuro</text:p>
          </table:table-cell>
          <table:table-cell table:style-name="ce1" office:value-type="string" calcext:value-type="string">
            <text:p>Hayato</text:p>
          </table:table-cell>
          <table:table-cell table:style-name="ce1" office:value-type="string" calcext:value-type="string">
            <text:p>Anon</text:p>
          </table:table-cell>
          <table:table-cell table:style-name="ce1" office:value-type="string" calcext:value-type="string">
            <text:p>husa</text:p>
          </table:table-cell>
          <table:table-cell table:style-name="ce1" office:value-type="string" calcext:value-type="string">
            <text:p>wswsasd</text:p>
          </table:table-cell>
          <table:table-cell table:style-name="ce1" office:value-type="string" calcext:value-type="string">
            <text:p>SaroArsten</text:p>
          </table:table-cell>
          <table:table-cell table:style-name="ce1" office:value-type="string" calcext:value-type="string">
            <text:p>eggsdee</text:p>
          </table:table-cell>
          <table:table-cell table:style-name="ce1" office:value-type="string" calcext:value-type="string">
            <text:p>Revel</text:p>
          </table:table-cell>
          <table:table-cell table:style-name="ce1" office:value-type="string" calcext:value-type="string">
            <text:p>Penguin</text:p>
          </table:table-cell>
          <table:table-cell table:style-name="ce1" office:value-type="string" calcext:value-type="string">
            <text:p>Kazso</text:p>
          </table:table-cell>
          <table:table-cell table:style-name="ce1" office:value-type="string" calcext:value-type="string">
            <text:p>Kamishiro</text:p>
          </table:table-cell>
          <table:table-cell table:style-name="ce1" office:value-type="string" calcext:value-type="string">
            <text:p>Konomi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qo785f.webm" xlink:type="simple">"forget-me-not" by ReoNa</text:a>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F2]+[.G2]+[.H2]+[.I2]+[.J2]+[.K2]+[.L2]+[.M2]+[.N2]+[.O2]+[.P2]+[.Q2]+[.R2]+[.S2]+[.T2]+[.U2]" office:value-type="float" office:value="125" calcext:value-type="float">
            <text:p>1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 Part 2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h0rqd7.webm" xlink:type="simple">"ANIMA" by ReoNa</text:a></text:p>
          </table:table-cell>
          <table:table-cell table:style-name="ce4" table:formula="of:=[.D2]+1" office:value-type="float" office:value="2" calcext:value-type="float">
            <text:p>2</text:p>
          </table:table-cell>
          <table:table-cell table:style-name="ce4" table:formula="of:=[.F3]+[.G3]+[.H3]+[.I3]+[.J3]+[.K3]+[.L3]+[.M3]+[.N3]+[.O3]+[.P3]+[.Q3]+[.R3]+[.S3]+[.T3]+[.U3]" office:value-type="float" office:value="158" calcext:value-type="float">
            <text:p>15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bztn2l.webm" xlink:type="simple">"Break Beat Bark!" by Sayaka Kanda</text:a></text:p>
          </table:table-cell>
          <table:table-cell table:style-name="ce4" table:formula="of:=[.D3]+1" office:value-type="float" office:value="3" calcext:value-type="float">
            <text:p>3</text:p>
          </table:table-cell>
          <table:table-cell table:style-name="ce4" table:formula="of:=[.F4]+[.G4]+[.H4]+[.I4]+[.J4]+[.K4]+[.L4]+[.M4]+[.N4]+[.O4]+[.P4]+[.Q4]+[.R4]+[.S4]+[.T4]+[.U4]" office:value-type="float" office:value="180" calcext:value-type="float">
            <text:p>18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pqcd4f.webm" xlink:type="simple">"ADAMAS" by LiSA</text:a></text:p>
          </table:table-cell>
          <table:table-cell table:style-name="ce4" table:formula="of:=[.D4]+1" office:value-type="float" office:value="4" calcext:value-type="float">
            <text:p>4</text:p>
          </table:table-cell>
          <table:table-cell table:style-name="ce4" table:formula="of:=[.F5]+[.G5]+[.H5]+[.I5]+[.J5]+[.K5]+[.L5]+[.M5]+[.N5]+[.O5]+[.P5]+[.Q5]+[.R5]+[.S5]+[.T5]+[.U5]" office:value-type="float" office:value="185" calcext:value-type="float">
            <text:p>18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cywd9d.webm" xlink:type="simple">"unlasting" by LiSA</text:a></text:p>
          </table:table-cell>
          <table:table-cell table:style-name="ce4" table:formula="of:=[.D5]+1" office:value-type="float" office:value="5" calcext:value-type="float">
            <text:p>5</text:p>
          </table:table-cell>
          <table:table-cell table:style-name="ce4" table:formula="of:=[.F6]+[.G6]+[.H6]+[.I6]+[.J6]+[.K6]+[.L6]+[.M6]+[.N6]+[.O6]+[.P6]+[.Q6]+[.R6]+[.S6]+[.T6]+[.U6]" office:value-type="float" office:value="187" calcext:value-type="float">
            <text:p>18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ps7iql.webm" xlink:type="simple">"Independence" by ReoNa</text:a></text:p>
          </table:table-cell>
          <table:table-cell table:style-name="ce4" table:formula="of:=[.D6]+1" office:value-type="float" office:value="6" calcext:value-type="float">
            <text:p>6</text:p>
          </table:table-cell>
          <table:table-cell table:style-name="ce4" table:formula="of:=[.F7]+[.G7]+[.H7]+[.I7]+[.J7]+[.K7]+[.L7]+[.M7]+[.N7]+[.O7]+[.P7]+[.Q7]+[.R7]+[.S7]+[.T7]+[.U7]" office:value-type="float" office:value="190" calcext:value-type="float">
            <text:p>190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xgsnd3.webm" xlink:type="simple">"Catch the Moment" by LiSA</text:a></text:p>
          </table:table-cell>
          <table:table-cell table:style-name="ce4" table:formula="of:=[.D7]+1" office:value-type="float" office:value="7" calcext:value-type="float">
            <text:p>7</text:p>
          </table:table-cell>
          <table:table-cell table:style-name="ce4" table:formula="of:=[.F8]+[.G8]+[.H8]+[.I8]+[.J8]+[.K8]+[.L8]+[.M8]+[.N8]+[.O8]+[.P8]+[.Q8]+[.R8]+[.S8]+[.T8]+[.U8]" office:value-type="float" office:value="231" calcext:value-type="float">
            <text:p>23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1ehdrx.webm" xlink:type="simple">"Niji no Kanata ni" by ReoNa</text:a></text:p>
          </table:table-cell>
          <table:table-cell table:style-name="ce4" table:formula="of:=[.D8]+1" office:value-type="float" office:value="8" calcext:value-type="float">
            <text:p>8</text:p>
          </table:table-cell>
          <table:table-cell table:style-name="ce4" table:formula="of:=[.F9]+[.G9]+[.H9]+[.I9]+[.J9]+[.K9]+[.L9]+[.M9]+[.N9]+[.O9]+[.P9]+[.Q9]+[.R9]+[.S9]+[.T9]+[.U9]" office:value-type="float" office:value="243" calcext:value-type="float">
            <text:p>24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OP2</text:p>
          </table:table-cell>
          <table:table-cell table:style-name="ce3" office:value-type="string" calcext:value-type="string">
            <text:p><text:a xlink:href="https://files.catbox.moe/40c8b7.webm" xlink:type="simple">"courage" by Haruka Tomatsu</text:a></text:p>
          </table:table-cell>
          <table:table-cell table:style-name="ce4" table:formula="of:=[.D9]+1" office:value-type="float" office:value="9" calcext:value-type="float">
            <text:p>9</text:p>
          </table:table-cell>
          <table:table-cell table:style-name="ce4" table:formula="of:=[.F10]+[.G10]+[.H10]+[.I10]+[.J10]+[.K10]+[.L10]+[.M10]+[.N10]+[.O10]+[.P10]+[.Q10]+[.R10]+[.S10]+[.T10]+[.U10]" office:value-type="float" office:value="246" calcext:value-type="float">
            <text:p>24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OP2</text:p>
          </table:table-cell>
          <table:table-cell table:style-name="ce3" office:value-type="string" calcext:value-type="string">
            <text:p><text:a xlink:href="https://files.catbox.moe/0zmquu.webm" xlink:type="simple">"RESISTER" by ASCA</text:a></text:p>
          </table:table-cell>
          <table:table-cell table:style-name="ce4" table:formula="of:=[.D10]+1" office:value-type="float" office:value="10" calcext:value-type="float">
            <text:p>10</text:p>
          </table:table-cell>
          <table:table-cell table:style-name="ce4" table:formula="of:=[.F11]+[.G11]+[.H11]+[.I11]+[.J11]+[.K11]+[.L11]+[.M11]+[.N11]+[.O11]+[.P11]+[.Q11]+[.R11]+[.S11]+[.T11]+[.U11]" office:value-type="float" office:value="253" calcext:value-type="float">
            <text:p>25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oyomno.webm" xlink:type="simple">"Startear" by Luna Haruna</text:a></text:p>
          </table:table-cell>
          <table:table-cell table:style-name="ce4" table:formula="of:=[.D11]+1" office:value-type="float" office:value="11" calcext:value-type="float">
            <text:p>11</text:p>
          </table:table-cell>
          <table:table-cell table:style-name="ce4" table:formula="of:=[.F12]+[.G12]+[.H12]+[.I12]+[.J12]+[.K12]+[.L12]+[.M12]+[.N12]+[.O12]+[.P12]+[.Q12]+[.R12]+[.S12]+[.T12]+[.U12]" office:value-type="float" office:value="256" calcext:value-type="float">
            <text:p>25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adzowt.webm" xlink:type="simple">"Ubiquitous dB" by Sayaka Kanda</text:a></text:p>
          </table:table-cell>
          <table:table-cell table:style-name="ce4" table:formula="of:=[.D12]+1" office:value-type="float" office:value="12" calcext:value-type="float">
            <text:p>12</text:p>
          </table:table-cell>
          <table:table-cell table:style-name="ce4" table:formula="of:=[.F13]+[.G13]+[.H13]+[.I13]+[.J13]+[.K13]+[.L13]+[.M13]+[.N13]+[.O13]+[.P13]+[.Q13]+[.R13]+[.S13]+[.T13]+[.U13]" office:value-type="float" office:value="257" calcext:value-type="float">
            <text:p>25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o2snyi.webm" xlink:type="simple">"Iris" by Eir Aoi</text:a></text:p>
          </table:table-cell>
          <table:table-cell table:style-name="ce4" table:formula="of:=[.D13]+1" office:value-type="float" office:value="13" calcext:value-type="float">
            <text:p>13</text:p>
          </table:table-cell>
          <table:table-cell table:style-name="ce4" table:formula="of:=[.F14]+[.G14]+[.H14]+[.I14]+[.J14]+[.K14]+[.L14]+[.M14]+[.N14]+[.O14]+[.P14]+[.Q14]+[.R14]+[.S14]+[.T14]+[.U14]" office:value-type="float" office:value="260" calcext:value-type="float">
            <text:p>26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n8h0fu.webm" xlink:type="simple">"IGNITE" by Eir Aoi</text:a></text:p>
          </table:table-cell>
          <table:table-cell table:style-name="ce4" table:formula="of:=[.D14]+1" office:value-type="float" office:value="14" calcext:value-type="float">
            <text:p>14</text:p>
          </table:table-cell>
          <table:table-cell table:style-name="ce4" table:formula="of:=[.F15]+[.G15]+[.H15]+[.I15]+[.J15]+[.K15]+[.L15]+[.M15]+[.N15]+[.O15]+[.P15]+[.Q15]+[.R15]+[.S15]+[.T15]+[.U15]" office:value-type="float" office:value="262" calcext:value-type="float">
            <text:p>262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4" calcext:value-type="float">
            <text:p>1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uom7j8.webm" xlink:type="simple">"To see the future" by Tomori Kusunoki</text:a></text:p>
          </table:table-cell>
          <table:table-cell table:style-name="ce4" table:formula="of:=[.D15]+1" office:value-type="float" office:value="15" calcext:value-type="float">
            <text:p>15</text:p>
          </table:table-cell>
          <table:table-cell table:style-name="ce4" table:formula="of:=[.F16]+[.G16]+[.H16]+[.I16]+[.J16]+[.K16]+[.L16]+[.M16]+[.N16]+[.O16]+[.P16]+[.Q16]+[.R16]+[.S16]+[.T16]+[.U16]" office:value-type="float" office:value="266" calcext:value-type="float">
            <text:p>26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rgd4s1.webm" xlink:type="simple">"Disorder" by ReoNa</text:a></text:p>
          </table:table-cell>
          <table:table-cell table:style-name="ce4" table:formula="of:=[.D16]+1" office:value-type="float" office:value="16" calcext:value-type="float">
            <text:p>16</text:p>
          </table:table-cell>
          <table:table-cell table:style-name="ce4" table:formula="of:=[.F17]+[.G17]+[.H17]+[.I17]+[.J17]+[.K17]+[.L17]+[.M17]+[.N17]+[.O17]+[.P17]+[.Q17]+[.R17]+[.S17]+[.T17]+[.U17]" office:value-type="float" office:value="281" calcext:value-type="float">
            <text:p>281</text:p>
          </table:table-cell>
          <table:table-cell table:number-columns-repeated="2" table:style-name="ce7" office:value-type="float" office:value="20" calcext:value-type="float">
            <text:p>2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ho1zcj.webm" xlink:type="simple">"Ryuusei" by Eir Aoi</text:a></text:p>
          </table:table-cell>
          <table:table-cell table:style-name="ce4" table:formula="of:=[.D17]+1" office:value-type="float" office:value="17" calcext:value-type="float">
            <text:p>17</text:p>
          </table:table-cell>
          <table:table-cell table:style-name="ce4" table:formula="of:=[.F18]+[.G18]+[.H18]+[.I18]+[.J18]+[.K18]+[.L18]+[.M18]+[.N18]+[.O18]+[.P18]+[.Q18]+[.R18]+[.S18]+[.T18]+[.U18]" office:value-type="float" office:value="284" calcext:value-type="float">
            <text:p>28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3" calcext:value-type="float">
            <text:p>13</text:p>
          </table:table-cell>
          <table:table-cell table:number-columns-repeated="3" table:style-name="ce7" office:value-type="float" office:value="33" calcext:value-type="float">
            <text:p>3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6uejwz.webm" xlink:type="simple">"longing" by Sayaka Kanda</text:a></text:p>
          </table:table-cell>
          <table:table-cell table:style-name="ce4" table:formula="of:=[.D18]+1" office:value-type="float" office:value="18" calcext:value-type="float">
            <text:p>18</text:p>
          </table:table-cell>
          <table:table-cell table:style-name="ce4" table:formula="of:=[.F19]+[.G19]+[.H19]+[.I19]+[.J19]+[.K19]+[.L19]+[.M19]+[.N19]+[.O19]+[.P19]+[.Q19]+[.R19]+[.S19]+[.T19]+[.U19]" office:value-type="float" office:value="289" calcext:value-type="float">
            <text:p>28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jbomd4.webm" xlink:type="simple">"Pilgrim" by ReoNa</text:a></text:p>
          </table:table-cell>
          <table:table-cell table:style-name="ce4" table:formula="of:=[.D19]+1" office:value-type="float" office:value="19" calcext:value-type="float">
            <text:p>19</text:p>
          </table:table-cell>
          <table:table-cell table:style-name="ce4" table:formula="of:=[.F20]+[.G20]+[.H20]+[.I20]+[.J20]+[.K20]+[.L20]+[.M20]+[.N20]+[.O20]+[.P20]+[.Q20]+[.R20]+[.S20]+[.T20]+[.U20]" office:value-type="float" office:value="290" calcext:value-type="float">
            <text:p>290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984dy0.webm" xlink:type="simple">"Resolution" by Haruka Tomatsu</text:a></text:p>
          </table:table-cell>
          <table:table-cell table:style-name="ce4" table:formula="of:=[.D20]+1" office:value-type="float" office:value="20" calcext:value-type="float">
            <text:p>20</text:p>
          </table:table-cell>
          <table:table-cell table:style-name="ce4" table:formula="of:=[.F21]+[.G21]+[.H21]+[.I21]+[.J21]+[.K21]+[.L21]+[.M21]+[.N21]+[.O21]+[.P21]+[.Q21]+[.R21]+[.S21]+[.T21]+[.U21]" office:value-type="float" office:value="300" calcext:value-type="float">
            <text:p>300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ku0eh1.webm" xlink:type="simple">"Hikari" by ReoNa</text:a></text:p>
          </table:table-cell>
          <table:table-cell table:style-name="ce4" table:formula="of:=[.D21]+1" office:value-type="float" office:value="21" calcext:value-type="float">
            <text:p>21</text:p>
          </table:table-cell>
          <table:table-cell table:style-name="ce4" table:formula="of:=[.F22]+[.G22]+[.H22]+[.I22]+[.J22]+[.K22]+[.L22]+[.M22]+[.N22]+[.O22]+[.P22]+[.Q22]+[.R22]+[.S22]+[.T22]+[.U22]" office:value-type="float" office:value="309" calcext:value-type="float">
            <text:p>309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6" calcext:value-type="float">
            <text:p>26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</text:p>
          </table:table-cell>
          <table:table-cell table:style-name="ce2" office:value-type="string" calcext:value-type="string">
            <text:p>OP2</text:p>
          </table:table-cell>
          <table:table-cell table:style-name="ce3" office:value-type="string" calcext:value-type="string">
            <text:p><text:a xlink:href="https://files.catbox.moe/gglcd3.webm" xlink:type="simple">"INNOCENCE" by Eir Aoi</text:a></text:p>
          </table:table-cell>
          <table:table-cell table:style-name="ce4" table:formula="of:=[.D22]+1" office:value-type="float" office:value="22" calcext:value-type="float">
            <text:p>22</text:p>
          </table:table-cell>
          <table:table-cell table:style-name="ce4" table:formula="of:=[.F23]+[.G23]+[.H23]+[.I23]+[.J23]+[.K23]+[.L23]+[.M23]+[.N23]+[.O23]+[.P23]+[.Q23]+[.R23]+[.S23]+[.T23]+[.U23]" office:value-type="float" office:value="316" calcext:value-type="float">
            <text:p>31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ED3</text:p>
          </table:table-cell>
          <table:table-cell table:style-name="ce3" office:value-type="string" calcext:value-type="string">
            <text:p><text:a xlink:href="https://files.catbox.moe/0v17fr.webm" xlink:type="simple">"Shirushi" by LiSA</text:a></text:p>
          </table:table-cell>
          <table:table-cell table:style-name="ce4" table:formula="of:=[.D23]+1" office:value-type="float" office:value="23" calcext:value-type="float">
            <text:p>23</text:p>
          </table:table-cell>
          <table:table-cell table:style-name="ce5" table:formula="of:=[.F24]+[.G24]+[.H24]+[.I24]+[.J24]+[.K24]+[.L24]+[.M24]+[.N24]+[.O24]+[.P24]+[.Q24]+[.R24]+[.S24]+[.T24]+[.U24]" office:value-type="float" office:value="317" calcext:value-type="float">
            <text:p>31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 Part 2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bmun5p.webm" xlink:type="simple">"I will..." by Eir Aoi</text:a></text:p>
          </table:table-cell>
          <table:table-cell table:style-name="ce4" table:formula="of:=[.D24]+1" office:value-type="float" office:value="24" calcext:value-type="float">
            <text:p>24</text:p>
          </table:table-cell>
          <table:table-cell table:style-name="ce6" table:formula="of:=[.F25]+[.G25]+[.H25]+[.I25]+[.J25]+[.K25]+[.L25]+[.M25]+[.N25]+[.O25]+[.P25]+[.Q25]+[.R25]+[.S25]+[.T25]+[.U25]" office:value-type="float" office:value="317" calcext:value-type="float">
            <text:p>31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2" table:style-name="ce7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</text:p>
          </table:table-cell>
          <table:table-cell table:style-name="ce2" office:value-type="string" calcext:value-type="string">
            <text:p>OP</text:p>
          </table:table-cell>
          <table:table-cell table:style-name="ce3" office:value-type="string" calcext:value-type="string">
            <text:p><text:a xlink:href="https://files.catbox.moe/35s57l.webm" xlink:type="simple">"crossing field" by LiSA</text:a></text:p>
          </table:table-cell>
          <table:table-cell table:style-name="ce4" table:formula="of:=[.D25]+1" office:value-type="float" office:value="25" calcext:value-type="float">
            <text:p>25</text:p>
          </table:table-cell>
          <table:table-cell table:style-name="ce4" table:formula="of:=[.F26]+[.G26]+[.H26]+[.I26]+[.J26]+[.K26]+[.L26]+[.M26]+[.N26]+[.O26]+[.P26]+[.Q26]+[.R26]+[.S26]+[.T26]+[.U26]" office:value-type="float" office:value="318" calcext:value-type="float">
            <text:p>3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6" calcext:value-type="float">
            <text:p>3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8" calcext:value-type="float">
            <text:p>1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79tw9e.webm" xlink:type="simple">"Overfly" by Luna Haruna</text:a></text:p>
          </table:table-cell>
          <table:table-cell table:style-name="ce4" table:formula="of:=[.D26]+1" office:value-type="float" office:value="26" calcext:value-type="float">
            <text:p>26</text:p>
          </table:table-cell>
          <table:table-cell table:style-name="ce4" table:formula="of:=[.F27]+[.G27]+[.H27]+[.I27]+[.J27]+[.K27]+[.L27]+[.M27]+[.N27]+[.O27]+[.P27]+[.Q27]+[.R27]+[.S27]+[.T27]+[.U27]" office:value-type="float" office:value="320" calcext:value-type="float">
            <text:p>32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Alternative: Gun Gale Onlin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9f9za9.webm" xlink:type="simple">"Rea(s)oN" by ReoNa</text:a></text:p>
          </table:table-cell>
          <table:table-cell table:style-name="ce4" table:formula="of:=[.D27]+1" office:value-type="float" office:value="27" calcext:value-type="float">
            <text:p>27</text:p>
          </table:table-cell>
          <table:table-cell table:style-name="ce4" table:formula="of:=[.F28]+[.G28]+[.H28]+[.I28]+[.J28]+[.K28]+[.L28]+[.M28]+[.N28]+[.O28]+[.P28]+[.Q28]+[.R28]+[.S28]+[.T28]+[.U28]" office:value-type="float" office:value="329" calcext:value-type="float">
            <text:p>32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ED2</text:p>
          </table:table-cell>
          <table:table-cell table:style-name="ce3" office:value-type="string" calcext:value-type="string">
            <text:p><text:a xlink:href="https://files.catbox.moe/xl3s4n.webm" xlink:type="simple">"No More Time Machine" by LiSA</text:a></text:p>
          </table:table-cell>
          <table:table-cell table:style-name="ce4" table:formula="of:=[.D28]+1" office:value-type="float" office:value="28" calcext:value-type="float">
            <text:p>28</text:p>
          </table:table-cell>
          <table:table-cell table:style-name="ce4" table:formula="of:=[.F29]+[.G29]+[.H29]+[.I29]+[.J29]+[.K29]+[.L29]+[.M29]+[.N29]+[.O29]+[.P29]+[.Q29]+[.R29]+[.S29]+[.T29]+[.U29]" office:value-type="float" office:value="335" calcext:value-type="float">
            <text:p>33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Extra Editi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hslghe.webm" xlink:type="simple">"Niji no Oto" by Eir Aoi</text:a></text:p>
          </table:table-cell>
          <table:table-cell table:style-name="ce4" table:formula="of:=[.D29]+1" office:value-type="float" office:value="29" calcext:value-type="float">
            <text:p>29</text:p>
          </table:table-cell>
          <table:table-cell table:style-name="ce4" table:formula="of:=[.F30]+[.G30]+[.H30]+[.I30]+[.J30]+[.K30]+[.L30]+[.M30]+[.N30]+[.O30]+[.P30]+[.Q30]+[.R30]+[.S30]+[.T30]+[.U30]" office:value-type="float" office:value="359" calcext:value-type="float">
            <text:p>359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29" calcext:value-type="float">
            <text:p>29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n2lkbi.webm" xlink:type="simple">"Ubiquitous dB -special ver.-" by Rina Hidaka &amp; Haruka Tomatsu</text:a></text:p>
          </table:table-cell>
          <table:table-cell table:style-name="ce4" table:formula="of:=[.D30]+1" office:value-type="float" office:value="30" calcext:value-type="float">
            <text:p>30</text:p>
          </table:table-cell>
          <table:table-cell table:style-name="ce4" table:formula="of:=[.F31]+[.G31]+[.H31]+[.I31]+[.J31]+[.K31]+[.L31]+[.M31]+[.N31]+[.O31]+[.P31]+[.Q31]+[.R31]+[.S31]+[.T31]+[.U31]" office:value-type="float" office:value="401" calcext:value-type="float">
            <text:p>401</text:p>
          </table:table-cell>
          <table:table-cell table:style-name="ce7" office:value-type="float" office:value="31" calcext:value-type="float">
            <text:p>31</text:p>
          </table:table-cell>
          <table:table-cell table:number-columns-repeated="2" table:style-name="ce7" office:value-type="float" office:value="19" calcext:value-type="float">
            <text:p>19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7qh81w.webm" xlink:type="simple">"delete" by Sayaka Kanda</text:a></text:p>
          </table:table-cell>
          <table:table-cell table:style-name="ce4" table:formula="of:=[.D31]+1" office:value-type="float" office:value="31" calcext:value-type="float">
            <text:p>31</text:p>
          </table:table-cell>
          <table:table-cell table:style-name="ce4" table:formula="of:=[.F32]+[.G32]+[.H32]+[.I32]+[.J32]+[.K32]+[.L32]+[.M32]+[.N32]+[.O32]+[.P32]+[.Q32]+[.R32]+[.S32]+[.T32]+[.U32]" office:value-type="float" office:value="403" calcext:value-type="float">
            <text:p>40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4" calcext:value-type="float">
            <text:p>34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l9i5ch.webm" xlink:type="simple">"Yume Sekai" by Haruka Tomatsu</text:a></text:p>
          </table:table-cell>
          <table:table-cell table:style-name="ce4" table:formula="of:=[.D32]+1" office:value-type="float" office:value="32" calcext:value-type="float">
            <text:p>32</text:p>
          </table:table-cell>
          <table:table-cell table:style-name="ce4" table:formula="of:=[.F33]+[.G33]+[.H33]+[.I33]+[.J33]+[.K33]+[.L33]+[.M33]+[.N33]+[.O33]+[.P33]+[.Q33]+[.R33]+[.S33]+[.T33]+[.U33]" office:value-type="float" office:value="420" calcext:value-type="float">
            <text:p>420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number-columns-repeated="2" table:style-name="ce7" office:value-type="float" office:value="24" calcext:value-type="float">
            <text:p>24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 Reflection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4rmoa8.webm" xlink:type="simple">"Blazing the future" by Yoshitsugu Matsuoka, Nobunaga Shimazaki, Ai Kayano</text:a></text:p>
          </table:table-cell>
          <table:table-cell table:style-name="ce4" table:formula="of:=[.D33]+1" office:value-type="float" office:value="33" calcext:value-type="float">
            <text:p>33</text:p>
          </table:table-cell>
          <table:table-cell table:style-name="ce4" table:formula="of:=[.F34]+[.G34]+[.H34]+[.I34]+[.J34]+[.K34]+[.L34]+[.M34]+[.N34]+[.O34]+[.P34]+[.Q34]+[.R34]+[.S34]+[.T34]+[.U34]" office:value-type="float" office:value="422" calcext:value-type="float">
            <text:p>422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2" calcext:value-type="float">
            <text:p>32</text:p>
          </table:table-cell>
          <table:table-cell table:number-columns-repeated="2" table:style-name="ce7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Ordinal Scale</text:p>
          </table:table-cell>
          <table:table-cell table:style-name="ce2" office:value-type="string" calcext:value-type="string">
            <text:p>IN</text:p>
          </table:table-cell>
          <table:table-cell table:style-name="ce3" office:value-type="string" calcext:value-type="string">
            <text:p><text:a xlink:href="https://files.catbox.moe/26c3r1.webm" xlink:type="simple">"smile for you" by Sayaka Kanda</text:a></text:p>
          </table:table-cell>
          <table:table-cell table:style-name="ce4" table:formula="of:=[.D34]+1" office:value-type="float" office:value="34" calcext:value-type="float">
            <text:p>34</text:p>
          </table:table-cell>
          <table:table-cell table:style-name="ce4" table:formula="of:=[.F35]+[.G35]+[.H35]+[.I35]+[.J35]+[.K35]+[.L35]+[.M35]+[.N35]+[.O35]+[.P35]+[.Q35]+[.R35]+[.S35]+[.T35]+[.U35]" office:value-type="float" office:value="424" calcext:value-type="float">
            <text:p>4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: Alicization - War of Underworld Recap</text:p>
          </table:table-cell>
          <table:table-cell table:style-name="ce2" office:value-type="string" calcext:value-type="string">
            <text:p>ED</text:p>
          </table:table-cell>
          <table:table-cell table:style-name="ce3" office:value-type="string" calcext:value-type="string">
            <text:p><text:a xlink:href="https://files.catbox.moe/lfs4pb.webm" xlink:type="simple">"Meaning the start" by Ai Kayano</text:a></text:p>
          </table:table-cell>
          <table:table-cell table:style-name="ce4" table:formula="of:=[.D35]+1" office:value-type="float" office:value="35" calcext:value-type="float">
            <text:p>35</text:p>
          </table:table-cell>
          <table:table-cell table:style-name="ce4" table:formula="of:=[.F36]+[.G36]+[.H36]+[.I36]+[.J36]+[.K36]+[.L36]+[.M36]+[.N36]+[.O36]+[.P36]+[.Q36]+[.R36]+[.S36]+[.T36]+[.U36]" office:value-type="float" office:value="433" calcext:value-type="float">
            <text:p>433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Sword Art Online II</text:p>
          </table:table-cell>
          <table:table-cell table:style-name="ce2" office:value-type="string" calcext:value-type="string">
            <text:p>OP3</text:p>
          </table:table-cell>
          <table:table-cell table:style-name="ce3" office:value-type="string" calcext:value-type="string">
            <text:p><text:a xlink:href="https://files.catbox.moe/md5dak.webm" xlink:type="simple">"Separate Ways" by Haruka Tomatsu</text:a></text:p>
          </table:table-cell>
          <table:table-cell table:style-name="ce4" table:formula="of:=[.D36]+1" office:value-type="float" office:value="36" calcext:value-type="float">
            <text:p>36</text:p>
          </table:table-cell>
          <table:table-cell table:style-name="ce4" table:formula="of:=[.F37]+[.G37]+[.H37]+[.I37]+[.J37]+[.K37]+[.L37]+[.M37]+[.N37]+[.O37]+[.P37]+[.Q37]+[.R37]+[.S37]+[.T37]+[.U37]" office:value-type="float" office:value="490" calcext:value-type="float">
            <text:p>49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9" calcext:value-type="float">
            <text:p>29</text:p>
          </table:table-cell>
          <table:table-cell table:number-columns-repeated="2" table:style-name="ce7" office:value-type="float" office:value="28" calcext:value-type="float">
            <text:p>2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6" calcext:value-type="float">
            <text:p>36</text:p>
          </table:table-cell>
          <table:table-cell table:number-columns-repeated="1003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77" meta:object-count="0"/>
    <meta:generator>LibreOfficeDev/6.0.5.2$Linux_X86_64 LibreOffice_project/</meta:generator>
  </office:meta>
</office:document-meta>
</file>